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marker-start-width="0.3cm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marker-end="Arrow" draw:marker-end-width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.25cm" svg:x="8cm" svg:y="3.75cm">
          <text:p text:style-name="P1"><text:span text:style-name="T1">Удаление мутекса из списка</text:span><text:span text:style-name="T1"><text:line-break/></text:span><text:span text:style-name="T1">захваченных задачей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6cm" svg:height="2cm" svg:x="7.5cm" svg:y="5.5cm">
          <text:p text:style-name="P1"><text:span text:style-name="T1">Приоритет задачи &lt;=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cm" svg:height="1cm" svg:x="8.5cm" svg:y="2cm" draw:corner-radius="0.5cm">
          <text:p text:style-name="P1"><text:span text:style-name="T1">mutex_unlock ()</text:span></text:p>
        </draw:rect>
        <draw:rect draw:style-name="gr2" draw:text-style-name="P2" draw:layer="layout" svg:width="2cm" svg:height="1cm" svg:x="9.5cm" svg:y="19.5cm" draw:corner-radius="0.5cm">
          <text:p text:style-name="P1"><text:span text:style-name="T1">Готово</text:span></text:p>
        </draw:rect>
        <draw:line draw:style-name="gr3" draw:text-style-name="P2" draw:layer="layout" svg:x1="10.5cm" svg:y1="16.7cm" svg:x2="10.5cm" svg:y2="17.5cm">
          <text:p/>
        </draw:line>
        <draw:line draw:style-name="gr4" draw:text-style-name="P2" draw:layer="layout" svg:x1="10.5cm" svg:y1="3cm" svg:x2="10.5cm" svg:y2="3.75cm">
          <text:p/>
        </draw:line>
        <draw:line draw:style-name="gr4" draw:text-style-name="P2" draw:layer="layout" svg:x1="10.5cm" svg:y1="5cm" svg:x2="10.5cm" svg:y2="5.5cm">
          <text:p/>
        </draw:line>
        <draw:custom-shape draw:style-name="gr1" draw:text-style-name="P2" draw:id="id2" draw:layer="layout" svg:width="6cm" svg:height="2cm" svg:x="14cm" svg:y="6.9cm">
          <text:p text:style-name="P1"><text:span text:style-name="T1">Базовый </text:span><text:span text:style-name="T1"><text:line-break/></text:span><text:span text:style-name="T1">приоритет задачи &lt;</text:span><text:span text:style-name="T1"><text:line-break/></text:span><text:span text:style-name="T1">приоритета</text:span></text:p>
          <text:p text:style-name="P1"><text:span text:style-name="T1">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5cm" svg:height="1.25cm" svg:x="14.5cm" svg:y="9.7cm">
          <text:p text:style-name="P1"><text:span text:style-name="T1">Перевычисление</text:span><text:span text:style-name="T1"><text:line-break/></text:span><text:span text:style-name="T1">приоритета задачи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3.5cm" svg:y1="6.5cm" svg:x2="17cm" svg:y2="6.9cm" draw:start-shape="id1" draw:start-glue-point="7" draw:end-shape="id2" draw:end-glue-point="4" svg:d="m13500 6500h3500v400">
          <text:p/>
        </draw:connector>
        <draw:line draw:style-name="gr3" draw:text-style-name="P2" draw:layer="layout" svg:x1="17cm" svg:y1="9cm" svg:x2="17cm" svg:y2="9.75cm">
          <text:p/>
        </draw:line>
        <draw:line draw:style-name="gr3" draw:text-style-name="P2" draw:layer="layout" svg:x1="10.5cm" svg:y1="7.5cm" svg:x2="10.5cm" svg:y2="8.5cm">
          <text:p/>
        </draw:line>
        <draw:line draw:style-name="gr3" draw:text-style-name="P2" draw:id="id4" draw:layer="layout" svg:x1="14cm" svg:y1="7.9cm" svg:x2="10.5cm" svg:y2="7.85cm">
          <draw:glue-point draw:id="4" svg:x="3.571cm" svg:y="-5cm"/>
          <text:p/>
        </draw:line>
        <draw:connector draw:style-name="gr5" draw:text-style-name="P2" draw:layer="layout" draw:line-skew="0cm 3.5cm 1.246cm" svg:x1="17cm" svg:y1="10.95cm" svg:x2="13.499cm" svg:y2="7.85cm" draw:start-shape="id3" draw:start-glue-point="2" draw:end-shape="id4" draw:end-glue-point="4" svg:d="m17000 10950v501h-3500v-2951h-1v-650">
          <text:p/>
        </draw:connector>
        <draw:custom-shape draw:style-name="gr1" draw:text-style-name="P2" draw:id="id9" draw:layer="layout" svg:width="5cm" svg:height="2cm" svg:x="8cm" svg:y="8.5cm">
          <text:p text:style-name="P1"><text:span text:style-name="T1">Мутекс связан</text:span><text:span text:style-name="T1"><text:line-break/></text:span><text:span text:style-name="T1">с прерыванием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13.4cm" svg:y="5.7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9.2cm" svg:y="7.351cm">
          <draw:text-box>
            <text:p><text:span text:style-name="T1">Нет</text:span></text:p>
          </draw:text-box>
        </draw:frame>
        <draw:frame draw:style-name="gr6" draw:text-style-name="P3" draw:layer="layout" svg:width="1.124cm" svg:height="0.683cm" svg:x="13.201cm" svg:y="7.252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16cm" svg:y="8.851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7.2cm" svg:y="8.751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9.201cm" svg:y="10.252cm">
          <draw:text-box>
            <text:p><text:span text:style-name="T1">Нет</text:span></text:p>
          </draw:text-box>
        </draw:frame>
        <draw:custom-shape draw:style-name="gr1" draw:text-style-name="P2" draw:id="id5" draw:layer="layout" svg:width="6cm" svg:height="2cm" svg:x="7.5cm" svg:y="12cm">
          <text:p text:style-name="P1"><text:span text:style-name="T1">Есть задачи,</text:span><text:span text:style-name="T1"><text:line-break/></text:span><text:span text:style-name="T1">ждущие освобождения</text:span><text:span text:style-name="T1"><text:line-break/></text:span><text:span text:style-name="T1">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0.5cm" svg:y1="10.5cm" svg:x2="10.5cm" svg:y2="12cm">
          <text:p/>
        </draw:line>
        <draw:frame draw:style-name="gr6" draw:text-style-name="P3" draw:layer="layout" svg:width="0.938cm" svg:height="0.683cm" svg:x="9.3cm" svg:y="13.752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002cm" svg:y="13.053cm">
          <draw:text-box>
            <text:p><text:span text:style-name="T1">Нет</text:span></text:p>
          </draw:text-box>
        </draw:frame>
        <draw:custom-shape draw:style-name="gr1" draw:text-style-name="P2" draw:layer="layout" svg:width="5cm" svg:height="2cm" svg:x="8cm" svg:y="14.7cm">
          <text:p text:style-name="P1"><text:span text:style-name="T1">Занесение всех задач,</text:span><text:span text:style-name="T1"><text:line-break/></text:span><text:span text:style-name="T1">ждущих освобождения</text:span><text:span text:style-name="T1"><text:line-break/></text:span><text:span text:style-name="T1">мутекса, в список</text:span><text:span text:style-name="T1"><text:line-break/></text:span><text:span text:style-name="T1">task_activ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14cm" svg:x2="10.5cm" svg:y2="14.75cm">
          <text:p/>
        </draw:line>
        <draw:custom-shape draw:style-name="gr1" draw:text-style-name="P2" draw:layer="layout" svg:width="5cm" svg:height="1cm" svg:x="8cm" svg:y="17.5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line draw:style-name="gr4" draw:text-style-name="P2" draw:id="id6" draw:layer="layout" svg:x1="10.5cm" svg:y1="18.5cm" svg:x2="10.5cm" svg:y2="19.5cm">
          <text:p/>
        </draw:line>
        <draw:connector draw:style-name="gr7" draw:text-style-name="P4" draw:layer="layout" svg:x1="13.5cm" svg:y1="13cm" svg:x2="10.5cm" svg:y2="19cm" draw:start-shape="id5" draw:start-glue-point="7" draw:end-shape="id6" draw:end-glue-point="1" svg:d="m13500 13000h502v6000h-3502">
          <text:p/>
        </draw:connector>
        <draw:custom-shape draw:style-name="gr1" draw:text-style-name="P2" draw:id="id10" draw:layer="layout" svg:width="5.5cm" svg:height="2.5cm" svg:x="1.3cm" svg:y="10cm">
          <text:p text:style-name="P1"><text:span text:style-name="T1">Установлен</text:span></text:p>
          <text:p text:style-name="P1"><text:span text:style-name="T1">флаг отложенного</text:span><text:span text:style-name="T1"><text:line-break/></text:span><text:span text:style-name="T1">вызова быстрого</text:span><text:span text:style-name="T1"><text:line-break/></text:span><text:span text:style-name="T1">обработчик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5cm" svg:height="1.25cm" svg:x="1.8cm" svg:y="13cm">
          <text:p text:style-name="P1"><text:span text:style-name="T1">Сброс флага</text:span><text:span text:style-name="T1"><text:line-break/></text:span><text:span text:style-name="T1">отложенного вызов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25cm" svg:x="1.8cm" svg:y="14.8cm">
          <text:p text:style-name="P1"><text:span text:style-name="T1">Вызов быстрого</text:span><text:span text:style-name="T1"><text:line-break/></text:span><text:span text:style-name="T1">обработчика прерывания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.5cm" svg:x="1.8cm" svg:y="16.5cm">
          <text:p text:style-name="P1"><text:span text:style-name="T1">Обработчик</text:span><text:span text:style-name="T1"><text:line-break/></text:span><text:span text:style-name="T1">вернул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7" draw:layer="layout" svg:width="4.5cm" svg:height="1cm" svg:x="1.8cm" svg:y="18.5cm">
          <text:p text:style-name="P1"><text:span text:style-name="T1">Посылка сигнала мутексу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4cm" svg:height="0.683cm" svg:x="6.4cm" svg:y="10.552cm">
          <draw:text-box>
            <text:p><text:span text:style-name="T1">Нет</text:span></text:p>
          </draw:text-box>
        </draw:frame>
        <draw:line draw:style-name="gr4" draw:text-style-name="P2" draw:layer="layout" svg:x1="4.05cm" svg:y1="12.5cm" svg:x2="4.05cm" svg:y2="13cm">
          <text:p/>
        </draw:line>
        <draw:frame draw:style-name="gr6" draw:text-style-name="P3" draw:layer="layout" svg:width="0.938cm" svg:height="0.683cm" svg:x="2.9cm" svg:y="12.252cm">
          <draw:text-box>
            <text:p><text:span text:style-name="T1">Да</text:span></text:p>
          </draw:text-box>
        </draw:frame>
        <draw:connector draw:style-name="gr8" draw:layer="layout" svg:x1="4.05cm" svg:y1="19.5cm" svg:x2="7.001cm" svg:y2="11.25cm" draw:start-shape="id7" draw:start-glue-point="2" draw:end-shape="id8" draw:end-glue-point="4" svg:d="m4050 19500v501h2951v-8751">
          <text:p/>
        </draw:connector>
        <draw:line draw:style-name="gr3" draw:text-style-name="P2" draw:id="id8" draw:layer="layout" svg:x1="6.75cm" svg:y1="11.25cm" svg:x2="10.5cm" svg:y2="11.25cm">
          <draw:glue-point draw:id="4" svg:x="-4.333cm" svg:y="0cm"/>
          <text:p/>
        </draw:line>
        <draw:line draw:style-name="gr4" draw:text-style-name="P2" draw:layer="layout" svg:x1="4.05cm" svg:y1="17.95cm" svg:x2="4.05cm" svg:y2="18.5cm">
          <text:p/>
        </draw:line>
        <draw:line draw:style-name="gr4" draw:text-style-name="P2" draw:layer="layout" svg:x1="4.05cm" svg:y1="16.05cm" svg:x2="4.05cm" svg:y2="16.5cm">
          <text:p/>
        </draw:line>
        <draw:line draw:style-name="gr4" draw:text-style-name="P2" draw:layer="layout" svg:x1="4.05cm" svg:y1="14.25cm" svg:x2="4.05cm" svg:y2="14.75cm">
          <text:p/>
        </draw:line>
        <draw:line draw:style-name="gr4" draw:text-style-name="P2" draw:layer="layout" svg:x1="6.25cm" svg:y1="17.25cm" svg:x2="7cm" svg:y2="17.25cm">
          <text:p/>
        </draw:line>
        <draw:frame draw:style-name="gr6" draw:text-style-name="P3" draw:layer="layout" svg:width="1.124cm" svg:height="0.683cm" svg:x="6cm" svg:y="16.553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2.9cm" svg:y="17.753cm">
          <draw:text-box>
            <text:p><text:span text:style-name="T1">Да</text:span></text:p>
          </draw:text-box>
        </draw:frame>
        <draw:connector draw:style-name="gr5" draw:text-style-name="P2" draw:layer="layout" svg:x1="8cm" svg:y1="9.5cm" svg:x2="4.05cm" svg:y2="10cm" draw:start-shape="id9" draw:start-glue-point="5" draw:end-shape="id10" draw:end-glue-point="4" svg:d="m8000 9500h-599v-1h-3351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5cm" fo:page-height="2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9-08T08:29:01</dc:date>
    <meta:editing-duration>PT01H29M17S</meta:editing-duration>
    <meta:editing-cycles>37</meta:editing-cycles>
    <meta:generator>OpenOffice.org/3.2$Unix OpenOffice.org_project/320m18$Build-9502</meta:generator>
    <meta:document-statistic meta:object-count="47"/>
  </office:meta>
</office:document-meta>
</file>